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ce2"/>
        <table:table-column table:style-name="co2" table:number-columns-repeated="1017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moebozoa">Amoebozoa</text:a></text:p>
          </table:table-cell>
          <table:table-cell office:value-type="string">
            <text:p>, 3}</text:p>
          </table:table-cell>
          <table:table-cell table:formula="of:=[.A1]&amp;[.B1]&amp;[.C1]" office:value-type="string" office:string-value="{ Amoebozoa, 3}">
            <text:p>{ Amoebozoa, 3}</text:p>
          </table:table-cell>
          <table:table-cell table:style-name="ce1" office:value-type="string">
            <text:p>Presence of <text:a xlink:href="https://en.wikipedia.org/wiki/Pseudopodia">pseudopodia</text:a></text:p>
          </table:table-cell>
          <table:table-cell table:style-name="ce1" office:value-type="string">
            <text:p><text:a xlink:href="https://en.wikipedia.org/wiki/Amoeba_(genus)">Amoeba</text:a></text:p>
          </table:table-cell>
          <table:table-cell table:style-name="ce1" office:value-type="float" office:value="2400">
            <text:p>2400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Bigyra">Bigyra</text:a></text:p>
          </table:table-cell>
          <table:table-cell office:value-type="string">
            <text:p>, 3}</text:p>
          </table:table-cell>
          <table:table-cell table:formula="of:=[.A2]&amp;[.B2]&amp;[.C2]" office:value-type="string" office:string-value="{ Bigyra, 3}">
            <text:p>{ Bigyr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ercozoa">Cercozoa</text:a></text:p>
          </table:table-cell>
          <table:table-cell office:value-type="string">
            <text:p>, 3}</text:p>
          </table:table-cell>
          <table:table-cell table:formula="of:=[.A3]&amp;[.B3]&amp;[.C3]" office:value-type="string" office:string-value="{ Cercozoa, 3}">
            <text:p>{ Cercozo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oanozoa">Choanozoa</text:a></text:p>
          </table:table-cell>
          <table:table-cell office:value-type="string">
            <text:p>, 3}</text:p>
          </table:table-cell>
          <table:table-cell table:formula="of:=[.A4]&amp;[.B4]&amp;[.C4]" office:value-type="string" office:string-value="{ Choanozoa, 3}">
            <text:p>{ Choanozoa, 3}</text:p>
          </table:table-cell>
          <table:table-cell/>
          <table:table-cell table:style-name="ce1" office:value-type="string">
            <text:p>Presence of a colar of microvilli surrounding a <text:a xlink:href="https://en.wikipedia.org/wiki/Flagellum">flagellum</text:a></text:p>
          </table:table-cell>
          <table:table-cell table:style-name="ce1"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iliophora">Ciliophora</text:a></text:p>
          </table:table-cell>
          <table:table-cell office:value-type="string">
            <text:p>, 3}</text:p>
          </table:table-cell>
          <table:table-cell table:formula="of:=[.A5]&amp;[.B5]&amp;[.C5]" office:value-type="string" office:string-value="{ Ciliophora, 3}">
            <text:p>{ Ciliophora, 3}</text:p>
          </table:table-cell>
          <table:table-cell table:style-name="ce1" office:value-type="string">
            <text:p>Presence of multiple cilia and a <text:a xlink:href="https://en.wikipedia.org/wiki/Cytostome">cytostome</text:a></text:p>
          </table:table-cell>
          <table:table-cell table:style-name="ce3" office:value-type="string">
            <text:p>Paramecium</text:p>
          </table:table-cell>
          <table:table-cell table:style-name="ce1" office:value-type="float" office:value="4500">
            <text:p>4500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ryptista">Cryptista</text:a></text:p>
          </table:table-cell>
          <table:table-cell office:value-type="string">
            <text:p>, 3}</text:p>
          </table:table-cell>
          <table:table-cell table:formula="of:=[.A6]&amp;[.B6]&amp;[.C6]" office:value-type="string" office:string-value="{ Cryptista, 3}">
            <text:p>{ Cryptist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Euglenozoa">Euglenozoa</text:a></text:p>
          </table:table-cell>
          <table:table-cell office:value-type="string">
            <text:p>, 3}</text:p>
          </table:table-cell>
          <table:table-cell table:formula="of:=[.A7]&amp;[.B7]&amp;[.C7]" office:value-type="string" office:string-value="{ Euglenozoa, 3}">
            <text:p>{ Euglenozoa, 3}</text:p>
          </table:table-cell>
          <table:table-cell/>
          <table:table-cell table:style-name="ce3" office:value-type="string">
            <text:p>Euglena</text:p>
          </table:table-cell>
          <table:table-cell table:style-name="ce1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Foraminifera">Foraminifera</text:a></text:p>
          </table:table-cell>
          <table:table-cell office:value-type="string">
            <text:p>, 3}</text:p>
          </table:table-cell>
          <table:table-cell table:formula="of:=[.A8]&amp;[.B8]&amp;[.C8]" office:value-type="string" office:string-value="{ Foraminifera, 3}">
            <text:p>{ Foraminifera, 3}</text:p>
          </table:table-cell>
          <table:table-cell table:style-name="ce1" office:value-type="string">
            <text:p>Complex shells with one or more chambers</text:p>
          </table:table-cell>
          <table:table-cell table:style-name="ce1" office:value-type="string">
            <text:p>Forams</text:p>
          </table:table-cell>
          <table:table-cell table:style-name="ce1" office:value-type="string">
            <text:p>10000, 50000 extinct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Haptophyta">Haptophyta</text:a></text:p>
          </table:table-cell>
          <table:table-cell office:value-type="string">
            <text:p>, 3}</text:p>
          </table:table-cell>
          <table:table-cell table:formula="of:=[.A9]&amp;[.B9]&amp;[.C9]" office:value-type="string" office:string-value="{ Haptophyta, 3}">
            <text:p>{ Haptophyt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Loukozoa">Loukozoa</text:a></text:p>
          </table:table-cell>
          <table:table-cell office:value-type="string">
            <text:p>, 3}</text:p>
          </table:table-cell>
          <table:table-cell table:formula="of:=[.A10]&amp;[.B10]&amp;[.C10]" office:value-type="string" office:string-value="{ Loukozoa, 3}">
            <text:p>{ Loukozo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etamonada">Metamonada</text:a></text:p>
          </table:table-cell>
          <table:table-cell office:value-type="string">
            <text:p>, 3}</text:p>
          </table:table-cell>
          <table:table-cell table:formula="of:=[.A11]&amp;[.B11]&amp;[.C11]" office:value-type="string" office:string-value="{ Metamonada, 3}">
            <text:p>{ Metamonada, 3}</text:p>
          </table:table-cell>
          <table:table-cell table:number-columns-repeated="2"/>
          <table:table-cell table:style-name="ce3" office:value-type="string">
            <text:p>Giardia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icrosporidia">Microsporidia</text:a></text:p>
          </table:table-cell>
          <table:table-cell office:value-type="string">
            <text:p>, 3}</text:p>
          </table:table-cell>
          <table:table-cell table:formula="of:=[.A12]&amp;[.B12]&amp;[.C12]" office:value-type="string" office:string-value="{ Microsporidia, 3}">
            <text:p>{ Microsporidi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yzozoa">Myzozoa</text:a></text:p>
          </table:table-cell>
          <table:table-cell office:value-type="string">
            <text:p>, 3}</text:p>
          </table:table-cell>
          <table:table-cell table:formula="of:=[.A13]&amp;[.B13]&amp;[.C13]" office:value-type="string" office:string-value="{ Myzozoa, 3}">
            <text:p>{ Myzozoa, 3}</text:p>
          </table:table-cell>
          <table:table-cell table:number-columns-repeated="2"/>
          <table:table-cell table:style-name="ce1" office:value-type="float" office:value="1555">
            <text:p>1555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Ochrophyta">Ochrophyta</text:a></text:p>
          </table:table-cell>
          <table:table-cell office:value-type="string">
            <text:p>, 3}</text:p>
          </table:table-cell>
          <table:table-cell table:formula="of:=[.A14]&amp;[.B14]&amp;[.C14]" office:value-type="string" office:string-value="{ Ochrophyta, 3}">
            <text:p>{ Ochrophyta, 3}</text:p>
          </table:table-cell>
          <table:table-cell table:number-columns-repeated="2"/>
          <table:table-cell table:style-name="ce1" office:value-type="string">
            <text:p>Diatoms</text:p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Oomycota">Oomycota</text:a></text:p>
          </table:table-cell>
          <table:table-cell office:value-type="string">
            <text:p>, 3}</text:p>
          </table:table-cell>
          <table:table-cell table:formula="of:=[.A15]&amp;[.B15]&amp;[.C15]" office:value-type="string" office:string-value="{ Oomycota, 3}">
            <text:p>{ Oomycot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ercolozoa">Percolozoa</text:a></text:p>
          </table:table-cell>
          <table:table-cell office:value-type="string">
            <text:p>, 3}</text:p>
          </table:table-cell>
          <table:table-cell table:formula="of:=[.A16]&amp;[.B16]&amp;[.C16]" office:value-type="string" office:string-value="{ Percolozoa, 3}">
            <text:p>{ Percolozo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Radiozoa">Radiozoa</text:a></text:p>
          </table:table-cell>
          <table:table-cell office:value-type="string">
            <text:p>, 3}</text:p>
          </table:table-cell>
          <table:table-cell table:formula="of:=[.A17]&amp;[.B17]&amp;[.C17]" office:value-type="string" office:string-value="{ Radiozoa, 3}">
            <text:p>{ Radiozo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Sarcomastigophora">Sarcomastigophora</text:a></text:p>
          </table:table-cell>
          <table:table-cell office:value-type="string">
            <text:p>, 3}</text:p>
          </table:table-cell>
          <table:table-cell table:formula="of:=[.A18]&amp;[.B18]&amp;[.C18]" office:value-type="string" office:string-value="{ Sarcomastigophora, 3}">
            <text:p>{ Sarcomastigophora, 3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number-columns-repeated="1017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Sulcozoa">Sulcozoa</text:a></text:p>
          </table:table-cell>
          <table:table-cell office:value-type="string">
            <text:p>, 3}</text:p>
          </table:table-cell>
          <table:table-cell table:formula="of:=[.A19]&amp;[.B19]&amp;[.C19]" office:value-type="string" office:string-value="{ Sulcozoa, 3}">
            <text:p>{ Sulcozoa, 3}</text:p>
          </table:table-cell>
          <table:table-cell table:style-name="Default" table:number-columns-repeated="3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vosselmans</meta:initial-creator>
    <meta:creation-date>2022-11-30T02:20:15.36</meta:creation-date>
    <dc:date>2022-11-30T02:28:45.97</dc:date>
    <dc:creator>eric vosselmans</dc:creator>
    <meta:editing-duration>PT6M52S</meta:editing-duration>
    <meta:editing-cycles>2</meta:editing-cycles>
    <meta:generator>OpenOffice/4.1.3$Win32 OpenOffice.org_project/413m1$Build-9783</meta:generator>
    <meta:document-statistic meta:table-count="3" meta:cell-count="122" meta:object-count="0"/>
  </office:meta>
</office:document-meta>
</file>